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ucida Console" fo:font-size="9pt" fo:background-color="#ffffff" style:font-size-asian="9pt"/>
    </style:style>
    <style:style style:name="P2" style:family="paragraph" style:parent-style-name="Standard">
      <style:text-properties style:use-window-font-color="true" style:font-name="Lucida Console" fo:font-size="9pt" fo:background-color="#ffffff" style:font-size-asian="9pt"/>
    </style:style>
    <style:style style:name="T1" style:family="text">
      <style:text-properties fo:color="#00bf00" style:font-name="Lucida Console" fo:font-size="9pt" fo:background-color="#ffffff" loext:char-shading-value="0" style:font-size-asian="9pt"/>
    </style:style>
    <style:style style:name="T2" style:family="text">
      <style:text-properties fo:color="#bf00bf" style:font-name="Lucida Console" fo:font-size="9pt" fo:background-color="#ffffff" loext:char-shading-value="0" style:font-size-asian="9pt"/>
    </style:style>
    <style:style style:name="T3" style:family="text">
      <style:text-properties fo:color="#bfbf00" style:font-name="Lucida Console" fo:font-size="9pt" fo:background-color="#ffffff" loext:char-shading-value="0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/></text:p>
      <text:p text:style-name="P1">$ curl -d '{"name": "Leon"}' -H 'Content-Type: application/json' http://localhost:8080/reservations/user</text:p>
      <text:p text:style-name="P1"/>
      <text:p text:style-name="Standard"><text:span text:style-name="T3"/></text:p>
      <text:p text:style-name="P1">$ curl -d '{"id": 1}' -H 'Content-Type: application/json' http://localhost:8080/reservations/object_for_rent</text:p>
      <text:p text:style-name="P1"/>
      <text:p text:style-name="Standard"><text:span text:style-name="T3"/></text:p>
      <text:p text:style-name="P1">$ curl -d '{"userName": "Anna", "objectId": 1, "start": "2022-12-01", "end": "2022-12-02}' -H 'Content-Type: application/json' http://localhost:8080/reservations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8T17:08:07.252000000</dc:date>
    <meta:editing-duration>PT4M19S</meta:editing-duration>
    <meta:editing-cycles>3</meta:editing-cycles>
    <meta:generator>LibreOffice/6.2.1.2$Windows_X86_64 LibreOffice_project/7bcb35dc3024a62dea0caee87020152d1ee96e71</meta:generator>
    <meta:document-statistic meta:table-count="0" meta:image-count="0" meta:object-count="0" meta:page-count="1" meta:paragraph-count="3" meta:word-count="33" meta:character-count="373" meta:non-whitespace-character-count="343"/>
  </office:meta>
</office:document-meta>
</file>